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2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2" style:family="table-cell" style:parent-style-name="Default">
      <style:table-cell-properties fo:background-color="#f8aa97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3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FreeMono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5" style:family="table-cell" style:parent-style-name="Default">
      <style:table-cell-properties fo:background-color="#f8aa97" style:text-align-source="fix" style:repeat-content="false" fo:border="0.99pt solid #000000"/>
      <style:paragraph-properties fo:text-align="start" fo:margin-left="0mm"/>
      <style:text-properties style:font-name="FreeMono"/>
    </style:style>
    <style:style style:name="ce6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FreeMono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row table:style-name="ro1">
          <table:table-cell table:style-name="ce1"/>
          <table:table-cell table:style-name="ce1" office:value-type="string" calcext:value-type="string">
            <text:p>Cell&lt;T&gt;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const Point&lt;T&gt; base_point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const T d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const T d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std::shared_ptr&lt;Cell&gt; l_l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std::shared_ptr&lt;Cell&gt; l_r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std::shared_ptr&lt;Cell&gt; u_l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std::shared_ptr&lt;Cell&gt; u_r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Cell(Point&lt;T&gt;, T, T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virtual ~Cell(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bool isLeaf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Point&lt;T&gt; getCenter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 getDx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 getDy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 getDiagonal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T cellSurface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void splitCell(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void mergeCell()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td::vector&lt;std::shared_ptr&lt;Cell&lt;T&gt;&gt;&gt; getChildren() const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std::vector&lt;Point&lt;&lt;T&gt;&gt; getVertices() const</text:p>
          </table:table-cell>
        </table:table-row>
        <table:table-row table:style-name="ro1">
          <table:table-cell table:style-name="ce4"/>
          <table:table-cell table:style-name="ce1" office:value-type="string" calcext:value-type="string">
            <text:p>Non member overloaded operat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 style:data-style-name="N2" text:time-value="08:25:34.771429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3-26T08:25:45.075276590</dc:date>
    <meta:editing-duration>PT5M42S</meta:editing-duration>
    <meta:editing-cycles>7</meta:editing-cycles>
    <meta:generator>LibreOffice/6.0.7.3$Linux_X86_64 LibreOffice_project/00m0$Build-3</meta:generator>
    <meta:document-statistic meta:table-count="1" meta:cell-count="40" meta:object-count="0"/>
  </office:meta>
</office:document-meta>
</file>